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6" draw:layer="layout" svg:width="3.574cm" svg:height="2.234cm" svg:x="1.5cm" svg:y="1.974cm">
          <text:p text:style-name="P1"><text:span text:style-name="T1">Informationsquelle</text:span></text:p>
        </draw:rect>
        <draw:rect draw:style-name="gr1" draw:text-style-name="P2" draw:layer="layout" svg:width="2.854cm" svg:height="1.5cm" svg:x="7.9cm" svg:y="2.341cm">
          <text:p text:style-name="P1"><text:span text:style-name="T1">Transmitter</text:span></text:p>
        </draw:rect>
        <draw:rect draw:style-name="gr1" draw:text-style-name="P2" draw:id="id1" draw:layer="layout" svg:width="2cm" svg:height="1.5cm" svg:x="13cm" svg:y="2.341cm">
          <text:p text:style-name="P1"><text:span text:style-name="T1">Kanal</text:span></text:p>
        </draw:rect>
        <draw:rect draw:style-name="gr1" draw:text-style-name="P2" draw:id="id2" draw:layer="measurelines" svg:width="2.854cm" svg:height="1.5cm" svg:x="17.1cm" svg:y="2.341cm">
          <text:p text:style-name="P1"><text:span text:style-name="T1">Empfänger</text:span></text:p>
        </draw:rect>
        <draw:rect draw:style-name="gr1" draw:text-style-name="P2" draw:id="id3" draw:layer="measurelines" svg:width="3.574cm" svg:height="2.234cm" svg:x="22.826cm" svg:y="1.974cm">
          <text:p text:style-name="P1"><text:span text:style-name="T1">Ziel</text:span></text:p>
        </draw:rect>
        <draw:connector draw:style-name="gr2" draw:text-style-name="P2" draw:layer="measurelines" draw:type="line" svg:x1="5.074cm" svg:y1="3.091cm" svg:x2="7.9cm" svg:y2="3.091cm">
          <text:p text:style-name="P1"><text:span text:style-name="T1">Nachricht</text:span></text:p>
          <text:p text:style-name="P1"><text:span text:style-name="T1"/></text:p>
        </draw:connector>
        <draw:connector draw:style-name="gr3" draw:text-style-name="P2" draw:layer="measurelines" draw:type="line" svg:x1="10.754cm" svg:y1="3.111cm" svg:x2="13cm" svg:y2="3.091cm" draw:end-shape="id1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5cm" svg:y1="3.091cm" svg:x2="17.1cm" svg:y2="3.091cm" draw:start-shape="id1" draw:start-glue-point="1" draw:end-shape="id2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9.954cm" svg:y1="3.091cm" svg:x2="22.826cm" svg:y2="3.091cm" draw:start-shape="id2" draw:start-glue-point="1" draw:end-shape="id3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4" draw:layer="measurelines" svg:width="3cm" svg:height="1.5cm" svg:x="12.5cm" svg:y="5.5cm">
          <text:p text:style-name="P1"><text:span text:style-name="T1">Störungsquelle</text:span></text:p>
        </draw:rect>
        <draw:connector draw:style-name="gr4" draw:text-style-name="P3" draw:layer="measurelines" draw:type="line" svg:x1="14cm" svg:y1="5.5cm" svg:x2="14cm" svg:y2="3.841cm" draw:start-shape="id4" draw:start-glue-point="0" draw:end-shape="id1" draw:end-glue-point="2">
          <text:p/>
        </draw:connector>
        <draw:rect draw:style-name="gr1" draw:text-style-name="P2" draw:id="id5" draw:layer="layout" svg:width="3cm" svg:height="1.5cm" svg:x="12.5cm" svg:y="7.5cm">
          <text:p text:style-name="P1"><text:span text:style-name="T1">Feedback</text:span></text:p>
        </draw:rect>
        <draw:connector draw:style-name="gr4" draw:text-style-name="P4" draw:layer="layout" svg:x1="24.613cm" svg:y1="4.208cm" svg:x2="15.5cm" svg:y2="8.25cm" draw:start-shape="id3" draw:start-glue-point="2" draw:end-shape="id5" draw:end-glue-point="1">
          <text:p/>
        </draw:connector>
        <draw:connector draw:style-name="gr4" draw:text-style-name="P4" draw:layer="layout" svg:x1="12.5cm" svg:y1="8.25cm" svg:x2="3.287cm" svg:y2="4.208cm" draw:start-shape="id5" draw:start-glue-point="3" draw:end-shape="id6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1:14:14</meta:creation-date>
    <dc:creator>Thomas Plotkowiak</dc:creator>
    <dc:date>2008-04-23T23:35:00</dc:date>
    <meta:editing-cycles>6</meta:editing-cycles>
    <meta:editing-duration>PT1H56M1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